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3ef0d" officeooo:paragraph-rsid="0003ef0d"/>
    </style:style>
    <style:style style:name="P2" style:family="paragraph" style:parent-style-name="Standard">
      <style:text-properties officeooo:rsid="000458f0" officeooo:paragraph-rsid="000458f0"/>
    </style:style>
    <style:style style:name="P3" style:family="paragraph" style:parent-style-name="Standard">
      <style:text-properties officeooo:rsid="00078c47" officeooo:paragraph-rsid="00078c47"/>
    </style:style>
    <style:style style:name="P4" style:family="paragraph" style:parent-style-name="Standard">
      <style:text-properties style:font-name="Liberation Serif" fo:font-size="12pt" officeooo:rsid="0002a155" style:font-size-asian="12pt" style:font-size-complex="12pt"/>
    </style:style>
    <style:style style:name="P5" style:family="paragraph" style:parent-style-name="Standard">
      <style:text-properties style:font-name="Liberation Serif" fo:font-size="12pt" officeooo:rsid="0003ef0d" officeooo:paragraph-rsid="0003ef0d" style:font-size-asian="12pt" style:font-size-complex="12pt"/>
    </style:style>
    <style:style style:name="P6" style:family="paragraph" style:parent-style-name="Standard">
      <style:text-properties style:font-name="Liberation Serif" fo:font-size="12pt" officeooo:rsid="000458f0" officeooo:paragraph-rsid="000458f0" style:font-size-asian="12pt" style:font-size-complex="12pt"/>
    </style:style>
    <style:style style:name="P7" style:family="paragraph" style:parent-style-name="Standard">
      <style:text-properties style:font-name="Liberation Serif" fo:font-size="12pt" officeooo:rsid="00096f89" officeooo:paragraph-rsid="00096f89" style:font-size-asian="12pt" style:font-size-complex="12pt"/>
    </style:style>
    <style:style style:name="P8" style:family="paragraph" style:parent-style-name="Standard">
      <style:text-properties style:font-name="Liberation Serif" fo:font-size="12pt" officeooo:rsid="000a51b5" officeooo:paragraph-rsid="000a51b5" style:font-size-asian="12pt" style:font-size-complex="12pt"/>
    </style:style>
    <style:style style:name="P9" style:family="paragraph" style:parent-style-name="Standard">
      <style:text-properties style:font-name="Liberation Serif" fo:font-size="12pt" officeooo:rsid="000b2097" officeooo:paragraph-rsid="000b2097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0b95fc" officeooo:paragraph-rsid="000b95fc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0be263" officeooo:paragraph-rsid="000be263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0ca726" officeooo:paragraph-rsid="000ca726" style:font-size-asian="12pt" style:font-size-complex="12pt"/>
    </style:style>
    <style:style style:name="P13" style:family="paragraph" style:parent-style-name="Standard">
      <style:text-properties style:font-name="Liberation Serif" fo:font-size="12pt" officeooo:rsid="000ccbe0" officeooo:paragraph-rsid="000ccbe0" style:font-size-asian="12pt" style:font-size-complex="12pt"/>
    </style:style>
    <style:style style:name="P14" style:family="paragraph" style:parent-style-name="Standard">
      <style:text-properties style:font-name="Liberation Serif" fo:font-size="12pt" officeooo:rsid="000d8c10" officeooo:paragraph-rsid="000d8c10" style:font-size-asian="12pt" style:font-size-complex="12pt"/>
    </style:style>
    <style:style style:name="P15" style:family="paragraph" style:parent-style-name="Standard">
      <style:text-properties style:font-name="Liberation Serif" fo:font-size="12pt" officeooo:rsid="000dc924" officeooo:paragraph-rsid="000dc924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0de885" officeooo:paragraph-rsid="000de885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0e9a61" officeooo:paragraph-rsid="000e9a61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0fd8c4" officeooo:paragraph-rsid="000fd8c4" style:font-size-asian="12pt" style:font-size-complex="12pt"/>
    </style:style>
    <style:style style:name="P19" style:family="paragraph" style:parent-style-name="Standard">
      <style:text-properties style:font-name="Liberation Serif" fo:font-size="12pt" officeooo:rsid="00110675" officeooo:paragraph-rsid="00110675" style:font-size-asian="12pt" style:font-size-complex="12pt"/>
    </style:style>
    <style:style style:name="P20" style:family="paragraph" style:parent-style-name="Standard">
      <style:text-properties officeooo:rsid="0007c957" officeooo:paragraph-rsid="0007c957"/>
    </style:style>
    <style:style style:name="P21" style:family="paragraph" style:parent-style-name="Standard">
      <style:text-properties fo:font-variant="normal" fo:text-transform="none" fo:color="#262626" style:font-name="Liberation Serif" fo:font-size="12pt" fo:letter-spacing="normal" fo:font-style="normal" style:text-underline-style="solid" style:text-underline-width="auto" style:text-underline-color="font-color" fo:font-weight="normal" officeooo:rsid="000458f0" officeooo:paragraph-rsid="000458f0" fo:background-color="#ffffff" style:font-size-asian="12pt" style:font-size-complex="12pt"/>
    </style:style>
    <style:style style:name="P22" style:family="paragraph" style:parent-style-name="Standard">
      <style:text-properties fo:font-variant="normal" fo:text-transform="none" fo:color="#262626" style:font-name="Liberation Serif" fo:font-size="12pt" fo:letter-spacing="normal" fo:font-style="normal" style:text-underline-style="solid" style:text-underline-width="auto" style:text-underline-color="font-color" fo:font-weight="normal" officeooo:rsid="00078c47" officeooo:paragraph-rsid="00078c47" fo:background-color="#ffffff" style:font-size-asian="12pt" style:font-size-complex="12pt"/>
    </style:style>
    <style:style style:name="P23" style:family="paragraph" style:parent-style-name="Standard">
      <style:text-properties fo:font-variant="normal" fo:text-transform="none" fo:color="#262626" style:font-name="Liberation Serif" fo:font-size="12pt" fo:letter-spacing="normal" fo:font-style="normal" style:text-underline-style="solid" style:text-underline-width="auto" style:text-underline-color="font-color" fo:font-weight="normal" officeooo:rsid="0007c957" officeooo:paragraph-rsid="00078c47" fo:background-color="#ffffff" style:font-size-asian="12pt" style:font-size-complex="12pt"/>
    </style:style>
    <style:style style:name="P24" style:family="paragraph" style:parent-style-name="Standard">
      <style:text-properties fo:font-variant="normal" fo:text-transform="none" fo:color="#262626" style:font-name="Liberation Serif" fo:font-size="12pt" fo:letter-spacing="normal" fo:font-style="normal" style:text-underline-style="solid" style:text-underline-width="auto" style:text-underline-color="font-color" fo:font-weight="normal" officeooo:rsid="0007c957" officeooo:paragraph-rsid="0007c957" fo:background-color="#ffffff" style:font-size-asian="12pt" style:font-size-complex="12pt"/>
    </style:style>
    <style:style style:name="P25" style:family="paragraph" style:parent-style-name="Standard">
      <style:text-properties fo:font-variant="normal" fo:text-transform="none" fo:color="#262626" style:font-name="Liberation Serif" fo:font-size="12pt" fo:letter-spacing="normal" fo:font-style="normal" style:text-underline-style="solid" style:text-underline-width="auto" style:text-underline-color="font-color" fo:font-weight="normal" officeooo:rsid="00096f89" officeooo:paragraph-rsid="00096f89" fo:background-color="#ffffff" style:font-size-asian="12pt" style:font-size-complex="12pt"/>
    </style:style>
    <style:style style:name="P26" style:family="paragraph" style:parent-style-name="Standard">
      <style:text-properties fo:font-variant="normal" fo:text-transform="none" fo:color="#262626" style:font-name="Liberation Serif" fo:font-size="12pt" fo:letter-spacing="normal" fo:font-style="normal" style:text-underline-style="solid" style:text-underline-width="auto" style:text-underline-color="font-color" fo:font-weight="normal" officeooo:rsid="000a51b5" officeooo:paragraph-rsid="000a51b5" fo:background-color="#ffffff" style:font-size-asian="12pt" style:font-size-complex="12pt"/>
    </style:style>
    <style:style style:name="P27" style:family="paragraph" style:parent-style-name="Standard">
      <style:text-properties fo:font-variant="normal" fo:text-transform="none" fo:color="#262626" style:font-name="Liberation Serif" fo:font-size="12pt" fo:letter-spacing="normal" fo:font-style="normal" style:text-underline-style="solid" style:text-underline-width="auto" style:text-underline-color="font-color" fo:font-weight="normal" officeooo:rsid="000b2097" officeooo:paragraph-rsid="000b2097" fo:background-color="#ffffff" style:font-size-asian="12pt" style:font-size-complex="12pt"/>
    </style:style>
    <style:style style:name="P28" style:family="paragraph" style:parent-style-name="Standard">
      <style:text-properties fo:font-variant="normal" fo:text-transform="none" fo:color="#262626" style:font-name="Liberation Serif" fo:font-size="12pt" fo:letter-spacing="normal" fo:font-style="normal" style:text-underline-style="solid" style:text-underline-width="auto" style:text-underline-color="font-color" fo:font-weight="normal" officeooo:rsid="000b95fc" officeooo:paragraph-rsid="000b95fc" fo:background-color="#ffffff" style:font-size-asian="12pt" style:font-size-complex="12pt"/>
    </style:style>
    <style:style style:name="P29" style:family="paragraph" style:parent-style-name="Standard">
      <style:text-properties fo:font-variant="normal" fo:text-transform="none" fo:color="#262626" style:font-name="Liberation Serif" fo:font-size="12pt" fo:letter-spacing="normal" fo:font-style="normal" style:text-underline-style="solid" style:text-underline-width="auto" style:text-underline-color="font-color" fo:font-weight="normal" officeooo:rsid="000be263" officeooo:paragraph-rsid="000be263" fo:background-color="#ffffff" style:font-size-asian="12pt" style:font-size-complex="12pt"/>
    </style:style>
    <style:style style:name="P30" style:family="paragraph" style:parent-style-name="Standard">
      <style:text-properties fo:font-variant="normal" fo:text-transform="none" fo:color="#262626" style:font-name="Liberation Serif" fo:font-size="12pt" fo:letter-spacing="normal" fo:font-style="normal" style:text-underline-style="solid" style:text-underline-width="auto" style:text-underline-color="font-color" fo:font-weight="normal" officeooo:rsid="000ca726" officeooo:paragraph-rsid="000ca726" fo:background-color="#ffffff" style:font-size-asian="12pt" style:font-size-complex="12pt"/>
    </style:style>
    <style:style style:name="P31" style:family="paragraph" style:parent-style-name="Standard">
      <style:text-properties fo:font-variant="normal" fo:text-transform="none" fo:color="#262626" style:font-name="Liberation Serif" fo:font-size="12pt" fo:letter-spacing="normal" fo:font-style="normal" style:text-underline-style="solid" style:text-underline-width="auto" style:text-underline-color="font-color" fo:font-weight="normal" officeooo:rsid="000ccbe0" officeooo:paragraph-rsid="000ccbe0" fo:background-color="#ffffff" style:font-size-asian="12pt" style:font-size-complex="12pt"/>
    </style:style>
    <style:style style:name="P32" style:family="paragraph" style:parent-style-name="Standard">
      <style:text-properties fo:font-variant="normal" fo:text-transform="none" fo:color="#262626" style:font-name="Liberation Serif" fo:font-size="12pt" fo:letter-spacing="normal" fo:font-style="normal" style:text-underline-style="solid" style:text-underline-width="auto" style:text-underline-color="font-color" fo:font-weight="normal" officeooo:rsid="000d8c10" officeooo:paragraph-rsid="000d8c10" fo:background-color="#ffffff" style:font-size-asian="12pt" style:font-size-complex="12pt"/>
    </style:style>
    <style:style style:name="P33" style:family="paragraph" style:parent-style-name="Standard">
      <style:text-properties fo:font-variant="normal" fo:text-transform="none" fo:color="#262626" style:font-name="Liberation Serif" fo:font-size="12pt" fo:letter-spacing="normal" fo:font-style="normal" style:text-underline-style="solid" style:text-underline-width="auto" style:text-underline-color="font-color" fo:font-weight="normal" officeooo:rsid="000dc924" officeooo:paragraph-rsid="000dc924" fo:background-color="#ffffff" style:font-size-asian="12pt" style:font-size-complex="12pt"/>
    </style:style>
    <style:style style:name="P34" style:family="paragraph" style:parent-style-name="Standard">
      <style:text-properties fo:font-variant="normal" fo:text-transform="none" fo:color="#262626" style:font-name="Liberation Serif" fo:font-size="12pt" fo:letter-spacing="normal" fo:font-style="normal" style:text-underline-style="solid" style:text-underline-width="auto" style:text-underline-color="font-color" fo:font-weight="normal" officeooo:rsid="000de885" officeooo:paragraph-rsid="000de885" fo:background-color="#ffffff" style:font-size-asian="12pt" style:font-size-complex="12pt"/>
    </style:style>
    <style:style style:name="P35" style:family="paragraph" style:parent-style-name="Standard">
      <style:text-properties fo:font-variant="normal" fo:text-transform="none" fo:color="#262626" style:font-name="Liberation Serif" fo:font-size="12pt" fo:letter-spacing="normal" fo:font-style="normal" style:text-underline-style="solid" style:text-underline-width="auto" style:text-underline-color="font-color" fo:font-weight="normal" officeooo:rsid="000e9a61" officeooo:paragraph-rsid="000e9a61" fo:background-color="#ffffff" style:font-size-asian="12pt" style:font-size-complex="12pt"/>
    </style:style>
    <style:style style:name="P36" style:family="paragraph" style:parent-style-name="Standard">
      <style:text-properties fo:font-variant="normal" fo:text-transform="none" fo:color="#262626" style:font-name="Liberation Serif" fo:font-size="12pt" fo:letter-spacing="normal" fo:font-style="normal" style:text-underline-style="solid" style:text-underline-width="auto" style:text-underline-color="font-color" fo:font-weight="normal" officeooo:rsid="000fd8c4" officeooo:paragraph-rsid="000fd8c4" fo:background-color="#ffffff" style:font-size-asian="12pt" style:font-size-complex="12pt"/>
    </style:style>
    <style:style style:name="P37" style:family="paragraph" style:parent-style-name="Standard">
      <style:text-properties fo:font-variant="normal" fo:text-transform="none" fo:color="#262626" style:font-name="Liberation Serif" fo:font-size="12pt" fo:letter-spacing="normal" fo:font-style="normal" style:text-underline-style="solid" style:text-underline-width="auto" style:text-underline-color="font-color" fo:font-weight="normal" officeooo:rsid="00110675" officeooo:paragraph-rsid="00110675" fo:background-color="#ffffff" style:font-size-asian="12pt" style:font-size-complex="12pt"/>
    </style:style>
    <style:style style:name="T1" style:family="text">
      <style:text-properties fo:font-variant="normal" fo:text-transform="none" fo:color="#262626" style:font-name="Liberation Serif" fo:font-size="12pt" fo:letter-spacing="normal" fo:font-style="normal" style:text-underline-style="solid" style:text-underline-width="auto" style:text-underline-color="font-color" fo:font-weight="normal" fo:background-color="#ffffff" loext:char-shading-value="0" style:font-size-asian="12pt" style:font-size-complex="12pt"/>
    </style:style>
    <style:style style:name="T2" style:family="text">
      <style:text-properties fo:font-variant="normal" fo:text-transform="none" fo:color="#262626" style:font-name="Liberation Serif" fo:font-size="12pt" fo:letter-spacing="normal" fo:font-style="normal" style:text-underline-style="solid" style:text-underline-width="auto" style:text-underline-color="font-color" fo:font-weight="normal" officeooo:rsid="0007c957" fo:background-color="#ffffff" loext:char-shading-value="0" style:font-size-asian="12pt" style:font-size-complex="12pt"/>
    </style:style>
    <style:style style:name="T3" style:family="text">
      <style:text-properties fo:font-variant="normal" fo:text-transform="none" fo:color="#262626" style:font-name="Liberation Serif" fo:font-size="12pt" fo:letter-spacing="normal" fo:font-style="normal" style:text-underline-style="solid" style:text-underline-width="auto" style:text-underline-color="font-color" fo:font-weight="normal" officeooo:rsid="0018bb7a" fo:background-color="#ffffff" loext:char-shading-value="0" style:font-size-asian="12pt" style:font-size-complex="12pt"/>
    </style:style>
    <style:style style:name="T4" style:family="text">
      <style:text-properties fo:font-variant="normal" fo:text-transform="none" fo:color="#262626" style:font-name="Liberation Serif" fo:font-size="12pt" fo:letter-spacing="normal" fo:font-style="normal" style:text-underline-style="none" fo:font-weight="normal" fo:background-color="#ffffff" loext:char-shading-value="0" style:font-size-asian="12pt" style:font-size-complex="12pt"/>
    </style:style>
    <style:style style:name="T5" style:family="text">
      <style:text-properties fo:font-variant="normal" fo:text-transform="none" fo:color="#262626" style:font-name="Liberation Serif" fo:font-size="12pt" fo:letter-spacing="normal" fo:font-style="normal" style:text-underline-style="none" fo:font-weight="normal" officeooo:rsid="0012b7c6" fo:background-color="#ffffff" loext:char-shading-value="0" style:font-size-asian="12pt" style:font-size-complex="12pt"/>
    </style:style>
    <style:style style:name="T6" style:family="text">
      <style:text-properties fo:font-variant="normal" fo:text-transform="none" fo:color="#262626" style:font-name="Liberation Serif" fo:font-size="12pt" fo:letter-spacing="normal" fo:font-style="normal" style:text-underline-style="none" fo:font-weight="normal" officeooo:rsid="001617c7" fo:background-color="#ffffff" loext:char-shading-value="0" style:font-size-asian="12pt" style:font-size-complex="12pt"/>
    </style:style>
    <style:style style:name="T7" style:family="text">
      <style:text-properties fo:font-variant="normal" fo:text-transform="none" fo:color="#262626" style:font-name="Liberation Serif" fo:font-size="12pt" fo:letter-spacing="normal" fo:font-style="normal" style:text-underline-style="none" fo:font-weight="normal" officeooo:rsid="00187574" fo:background-color="#ffffff" loext:char-shading-value="0" style:font-size-asian="12pt" style:font-size-complex="12pt"/>
    </style:style>
    <style:style style:name="T8" style:family="text">
      <style:text-properties fo:font-variant="normal" fo:text-transform="none" fo:color="#262626" style:font-name="Liberation Serif" fo:font-size="12pt" fo:letter-spacing="normal" fo:font-style="normal" style:text-underline-style="none" fo:font-weight="normal" officeooo:rsid="0007c957" fo:background-color="#ffffff" loext:char-shading-value="0" style:font-size-asian="12pt" style:font-size-complex="12pt"/>
    </style:style>
    <style:style style:name="T9" style:family="text">
      <style:text-properties fo:font-variant="normal" fo:text-transform="none" fo:color="#262626" style:font-name="Liberation Serif" fo:font-size="12pt" fo:letter-spacing="normal" fo:font-style="normal" style:text-underline-style="none" fo:font-weight="normal" officeooo:rsid="0018bb7a" fo:background-color="#ffffff" loext:char-shading-value="0" style:font-size-asian="12pt" style:font-size-complex="12pt"/>
    </style:style>
    <style:style style:name="T10" style:family="text">
      <style:text-properties fo:font-variant="normal" fo:text-transform="none" fo:color="#262626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11" style:family="text">
      <style:text-properties fo:font-variant="normal" fo:text-transform="none" fo:color="#262626" fo:letter-spacing="normal" fo:font-style="normal" style:text-underline-style="solid" style:text-underline-width="auto" style:text-underline-color="font-color" fo:font-weight="normal" officeooo:rsid="0012b7c6" fo:background-color="#ffffff" loext:char-shading-value="0"/>
    </style:style>
    <style:style style:name="T12" style:family="text">
      <style:text-properties fo:font-variant="normal" fo:text-transform="none" fo:color="#262626" fo:letter-spacing="normal" fo:font-style="normal" style:text-underline-style="solid" style:text-underline-width="auto" style:text-underline-color="font-color" fo:font-weight="normal" officeooo:rsid="0013c7e3" fo:background-color="#ffffff" loext:char-shading-value="0"/>
    </style:style>
    <style:style style:name="T13" style:family="text">
      <style:text-properties fo:font-variant="normal" fo:text-transform="none" fo:color="#262626" fo:letter-spacing="normal" fo:font-style="normal" style:text-underline-style="solid" style:text-underline-width="auto" style:text-underline-color="font-color" fo:font-weight="normal" officeooo:rsid="0015d4c8" fo:background-color="#ffffff" loext:char-shading-value="0"/>
    </style:style>
    <style:style style:name="T14" style:family="text">
      <style:text-properties fo:font-variant="normal" fo:text-transform="none" fo:color="#262626" fo:letter-spacing="normal" fo:font-style="normal" style:text-underline-style="solid" style:text-underline-width="auto" style:text-underline-color="font-color" fo:font-weight="normal" officeooo:rsid="0019ba02" fo:background-color="#ffffff" loext:char-shading-value="0"/>
    </style:style>
    <style:style style:name="T15" style:family="text">
      <style:text-properties fo:font-variant="normal" fo:text-transform="none" fo:color="#262626" fo:letter-spacing="normal" fo:font-style="normal" style:text-underline-style="none" fo:font-weight="normal" fo:background-color="#ffffff" loext:char-shading-value="0"/>
    </style:style>
    <style:style style:name="T16" style:family="text">
      <style:text-properties fo:font-variant="normal" fo:text-transform="none" fo:color="#262626" fo:letter-spacing="normal" fo:font-style="normal" style:text-underline-style="none" fo:font-weight="normal" officeooo:rsid="0012b7c6" fo:background-color="#ffffff" loext:char-shading-value="0"/>
    </style:style>
    <style:style style:name="T17" style:family="text">
      <style:text-properties fo:font-variant="normal" fo:text-transform="none" fo:color="#262626" fo:letter-spacing="normal" fo:font-style="normal" style:text-underline-style="none" fo:font-weight="normal" officeooo:rsid="0013c7e3" fo:background-color="#ffffff" loext:char-shading-value="0"/>
    </style:style>
    <style:style style:name="T18" style:family="text">
      <style:text-properties fo:font-variant="normal" fo:text-transform="none" fo:color="#262626" fo:letter-spacing="normal" fo:font-style="normal" style:text-underline-style="none" fo:font-weight="normal" officeooo:rsid="0013d674" fo:background-color="#ffffff" loext:char-shading-value="0"/>
    </style:style>
    <style:style style:name="T19" style:family="text">
      <style:text-properties fo:font-variant="normal" fo:text-transform="none" fo:color="#262626" fo:letter-spacing="normal" fo:font-style="normal" style:text-underline-style="none" fo:font-weight="normal" officeooo:rsid="0015d4c8" fo:background-color="#ffffff" loext:char-shading-value="0"/>
    </style:style>
    <style:style style:name="T20" style:family="text">
      <style:text-properties fo:font-variant="normal" fo:text-transform="none" fo:color="#262626" fo:letter-spacing="normal" fo:font-style="normal" style:text-underline-style="none" fo:font-weight="normal" officeooo:rsid="0019ba02" fo:background-color="#ffffff" loext:char-shading-value="0"/>
    </style:style>
    <style:style style:name="T21" style:family="text">
      <style:text-properties style:font-name="Liberation Serif" fo:font-size="12pt" style:font-size-asian="12pt" style:font-size-complex="12pt"/>
    </style:style>
    <style:style style:name="T22" style:family="text">
      <style:text-properties style:font-name="Liberation Serif" fo:font-size="12pt" officeooo:rsid="0015e2d7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MEKA : le café. </text:p>
      <text:p text:style-name="P4"/>
      <text:p text:style-name="P1"><text:a xlink:type="simple" xlink:href="https://gallica.bnf.fr/ark:/12148/bpt6k6572740w" text:style-name="Internet_20_link" text:visited-style-name="Visited_20_Internet_20_Link"><text:span text:style-name="T21">https://gallica.bnf.fr/ark:/12148/bpt6k6572740w</text:span></text:a><text:span text:style-name="T21"> </text:span><text:span text:style-name="T22">ok </text:span></text:p>
      <text:p text:style-name="P5"><text:s/></text:p>
      <text:p text:style-name="P2"><text:a xlink:type="simple" xlink:href="https://gallica.bnf.fr/ark:/12148/bpt6k9803184q" text:style-name="Internet_20_link" text:visited-style-name="Visited_20_Internet_20_Link"><text:span text:style-name="T21">https://gallica.bnf.fr/ark:/12148/bpt6k9803184q</text:span></text:a></text:p>
      <text:p text:style-name="P6"/>
      <text:p text:style-name="P2"><text:a xlink:type="simple" xlink:href="https://gallica.bnf.fr/ark:/12148/btv1b6938596s" office:target-frame-name="_blank" xlink:show="new" text:style-name="Internet_20_link" text:visited-style-name="Visited_20_Internet_20_Link">ark:/12148/btv1b6938596s</text:a><text:span text:style-name="T4"> </text:span><text:span text:style-name="T7">ESTAMPE</text:span></text:p>
      <text:p text:style-name="P21"/>
      <text:p text:style-name="P3"><text:a xlink:type="simple" xlink:href="https://gallica.bnf.fr/ark:/12148/bpt6k6138142f" text:style-name="Internet_20_link" text:visited-style-name="Visited_20_Internet_20_Link">https://gallica.bnf.fr/ark:/12148/bpt6k6138142f</text:a><text:span text:style-name="T4"> </text:span><text:span text:style-name="T6">ok </text:span></text:p>
      <text:p text:style-name="P22"/>
      <text:p text:style-name="P3"><text:a xlink:type="simple" xlink:href="https://gallica.bnf.fr/ark:/12148/bpt6k96850142" office:target-frame-name="_blank" xlink:show="new" text:style-name="Internet_20_link" text:visited-style-name="Visited_20_Internet_20_Link"><text:span text:style-name="T1">ark:/12148/bpt6k9685014</text:span></text:a><text:span text:style-name="T2">2 </text:span><text:span text:style-name="T8"><text:s/></text:span><text:span text:style-name="T9">a garder </text:span></text:p>
      <text:p text:style-name="P23"/>
      <text:p text:style-name="P20"><text:a xlink:type="simple" xlink:href="https://gallica.bnf.fr/ark:/12148/bpt6k65244544" text:style-name="Internet_20_link" text:visited-style-name="Visited_20_Internet_20_Link">https://gallica.bnf.fr/ark:/12148/bpt6k65244544</text:a><text:span text:style-name="T1"> </text:span><text:span text:style-name="T4"><text:s/></text:span><text:span text:style-name="T5">ok </text:span></text:p>
      <text:p text:style-name="P24"/>
      <text:p text:style-name="P7"><text:a xlink:type="simple" xlink:href="https://gallica.bnf.fr/ark:/12148/bpt6k1025107h" text:style-name="Internet_20_link" text:visited-style-name="Visited_20_Internet_20_Link">https://gallica.bnf.fr/ark:/12148/bpt6k1025107h</text:a><text:span text:style-name="T10"> </text:span><text:span text:style-name="T15"><text:s/></text:span><text:span text:style-name="T18">ok </text:span></text:p>
      <text:p text:style-name="P25"/>
      <text:p text:style-name="P7"><text:a xlink:type="simple" xlink:href="https://gallica.bnf.fr/ark:/12148/bpt6k5780902t" text:style-name="Internet_20_link" text:visited-style-name="Visited_20_Internet_20_Link">https://gallica.bnf.fr/ark:/12148/bpt6k5780902t</text:a><text:span text:style-name="T15"> </text:span><text:span text:style-name="T20">ok </text:span></text:p>
      <text:p text:style-name="P25"/>
      <text:p text:style-name="P8"><text:a xlink:type="simple" xlink:href="https://gallica.bnf.fr/ark:/12148/bpt6k57836249" text:style-name="Internet_20_link" text:visited-style-name="Visited_20_Internet_20_Link">https://gallica.bnf.fr/ark:/12148/bpt6k57836249</text:a><text:span text:style-name="T10"> </text:span><text:span text:style-name="T15"><text:s/></text:span><text:span text:style-name="T20">ok </text:span></text:p>
      <text:p text:style-name="P26"/>
      <text:p text:style-name="P9"><text:a xlink:type="simple" xlink:href="https://gallica.bnf.fr/ark:/12148/bpt6k9738637x" text:style-name="Internet_20_link" text:visited-style-name="Visited_20_Internet_20_Link">https://gallica.bnf.fr/ark:/12148/bpt6k9738637x</text:a><text:span text:style-name="T10"> </text:span><text:span text:style-name="T15"><text:s/></text:span><text:span text:style-name="T20">ok</text:span></text:p>
      <text:p text:style-name="P27"/>
      <text:p text:style-name="P10"><text:a xlink:type="simple" xlink:href="https://gallica.bnf.fr/ark:/12148/bpt6k9665920b" text:style-name="Internet_20_link" text:visited-style-name="Visited_20_Internet_20_Link">https://gallica.bnf.fr/ark:/12148/bpt6k9665920b</text:a><text:span text:style-name="T10"> </text:span><text:span text:style-name="T15"><text:s/></text:span><text:span text:style-name="T20">ok </text:span></text:p>
      <text:p text:style-name="P28"/>
      <text:p text:style-name="P11"><text:a xlink:type="simple" xlink:href="https://gallica.bnf.fr/ark:/12148/bpt6k6461324k" text:style-name="Internet_20_link" text:visited-style-name="Visited_20_Internet_20_Link">https://gallica.bnf.fr/ark:/12148/bpt6k6461324k</text:a><text:span text:style-name="T10"> </text:span><text:span text:style-name="T15"><text:s/></text:span><text:span text:style-name="T16">ok </text:span></text:p>
      <text:p text:style-name="P29"/>
      <text:p text:style-name="P12"><text:a xlink:type="simple" xlink:href="https://gallica.bnf.fr/ark:/12148/bpt6k5626901c" text:style-name="Internet_20_link" text:visited-style-name="Visited_20_Internet_20_Link">https://gallica.bnf.fr/ark:/12148/bpt6k5626901c</text:a><text:span text:style-name="T10"> </text:span></text:p>
      <text:p text:style-name="P30"/>
      <text:p text:style-name="P13"><text:a xlink:type="simple" xlink:href="https://gallica.bnf.fr/ark:/12148/bpt6k9619491j" text:style-name="Internet_20_link" text:visited-style-name="Visited_20_Internet_20_Link">https://gallica.bnf.fr/ark:/12148/bpt6k9619491j</text:a><text:span text:style-name="T10"> </text:span><text:span text:style-name="T15"><text:s/></text:span><text:span text:style-name="T16">ok </text:span></text:p>
      <text:p text:style-name="P31"/>
      <text:p text:style-name="P14"><text:a xlink:type="simple" xlink:href="https://gallica.bnf.fr/ark:/12148/bpt6k64622056" text:style-name="Internet_20_link" text:visited-style-name="Visited_20_Internet_20_Link">https://gallica.bnf.fr/ark:/12148/bpt6k64622056</text:a><text:span text:style-name="T15"> </text:span><text:span text:style-name="T18">ok </text:span></text:p>
      <text:p text:style-name="P32"/>
      <text:p text:style-name="P15"><text:a xlink:type="simple" xlink:href="https://gallica.bnf.fr/ark:/12148/bpt6k6468770c" text:style-name="Internet_20_link" text:visited-style-name="Visited_20_Internet_20_Link">https://gallica.bnf.fr/ark:/12148/bpt6k6468770c</text:a><text:span text:style-name="T19"> ok </text:span></text:p>
      <text:p text:style-name="P33"/>
      <text:p text:style-name="P16"><text:a xlink:type="simple" xlink:href="https://gallica.bnf.fr/ark:/12148/bpt6k6518173d" text:style-name="Internet_20_link" text:visited-style-name="Visited_20_Internet_20_Link">https://gallica.bnf.fr/ark:/12148/bpt6k6518173d</text:a><text:span text:style-name="T10"> </text:span><text:span text:style-name="T15"><text:s/></text:span><text:span text:style-name="T16">ok </text:span></text:p>
      <text:p text:style-name="P34"/>
      <text:p text:style-name="P17"><text:a xlink:type="simple" xlink:href="https://gallica.bnf.fr/ark:/12148/bpt6k6431686w" text:style-name="Internet_20_link" text:visited-style-name="Visited_20_Internet_20_Link">https://gallica.bnf.fr/ark:/12148/bpt6k6431686w</text:a><text:span text:style-name="T15"> </text:span><text:span text:style-name="T20">ok</text:span></text:p>
      <text:p text:style-name="P35"/>
      <text:p text:style-name="P18"><text:a xlink:type="simple" xlink:href="https://gallica.bnf.fr/ark:/12148/bpt6k6581311r" text:style-name="Internet_20_link" text:visited-style-name="Visited_20_Internet_20_Link">https://gallica.bnf.fr/ark:/12148/bpt6k6581311r</text:a><text:span text:style-name="T10"> </text:span><text:span text:style-name="T17"><text:s/>ok </text:span></text:p>
      <text:p text:style-name="P36"/>
      <text:p text:style-name="P19"><text:a xlink:type="simple" xlink:href="https://gallica.bnf.fr/ark:/12148/bpt6k58377396" text:style-name="Internet_20_link" text:visited-style-name="Visited_20_Internet_20_Link">https://gallica.bnf.fr/ark:/12148/bpt6k58377396</text:a><text:span text:style-name="T10"> </text:span></text:p>
      <text:p text:style-name="P37"/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1:15:59.061896558</meta:creation-date>
    <dc:date>2018-11-12T10:44:35.217782452</dc:date>
    <meta:editing-duration>PT2H23M29S</meta:editing-duration>
    <meta:editing-cycles>28</meta:editing-cycles>
    <meta:generator>LibreOffice/5.3.7.2$MacOSX_X86_64 LibreOffice_project/6b8ed514a9f8b44d37a1b96673cbbdd077e24059</meta:generator>
    <meta:document-statistic meta:table-count="0" meta:image-count="0" meta:object-count="0" meta:page-count="1" meta:paragraph-count="22" meta:word-count="42" meta:character-count="1000" meta:non-whitespace-character-count="951"/>
  </office:meta>
</office:document-meta>
</file>